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5cm" fo:min-width="1.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5cm" fo:min-width="0.7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5cm" fo:min-width="0.7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5cm" fo:min-width="0.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5cm" fo:min-width="0.5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5cm" fo:min-width="0.9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0.8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0.7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5cm" fo:min-width="0.60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0.6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0.9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1.6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1.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1.1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0.51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0.9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5cm" fo:min-width="0.90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5cm" fo:min-width="0.7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5cm" fo:min-width="0.58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0.6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0.7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0.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0.5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0.99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5cm" fo:min-width="0.6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0.77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1.8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1.2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0.86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1.50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0.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5cm" fo:min-width="2.03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5cm" fo:min-width="1.9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0.84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4cm" fo:min-width="1.05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5cm" fo:min-width="0.98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54cm" svg:height="0.975cm" svg:x="12.99cm" svg:y="1.835cm">
          <text:p text:style-name="P1"><text:span text:style-name="T1">TV Pres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" draw:layer="layout" svg:width="2.539cm" svg:height="0.975cm" svg:x="12.991cm" svg:y="3.935cm">
          <text:p text:style-name="P1"><text:span text:style-name="T1">Fro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4.26cm" svg:y1="2.81cm" svg:x2="14.26cm" svg:y2="3.935cm" draw:start-shape="id1" draw:start-glue-point="2" draw:end-shape="id2" draw:end-glue-point="0" svg:d="m14260 2810v1125">
          <text:p/>
        </draw:connector>
        <draw:custom-shape draw:style-name="gr1" draw:text-style-name="P2" draw:id="id3" draw:layer="layout" svg:width="2.539cm" svg:height="0.975cm" svg:x="1.792cm" svg:y="6.336cm">
          <text:p text:style-name="P1"><text:span text:style-name="T1">ciud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5" draw:layer="layout" svg:width="2.539cm" svg:height="0.975cm" svg:x="4.593cm" svg:y="6.337cm">
          <text:p text:style-name="P1"><text:span text:style-name="T1">encue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2" draw:layer="layout" svg:width="2.539cm" svg:height="0.975cm" svg:x="7.394cm" svg:y="6.338cm">
          <text:p text:style-name="P1"><text:span text:style-name="T1">lea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7" draw:layer="layout" svg:width="2.539cm" svg:height="0.975cm" svg:x="10.195cm" svg:y="6.339cm">
          <text:p text:style-name="P1"><text:span text:style-name="T1">seguimi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5" draw:layer="layout" svg:width="2.539cm" svg:height="0.975cm" svg:x="12.996cm" svg:y="6.34cm">
          <text:p text:style-name="P1"><text:span text:style-name="T1">sfGuard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34" draw:layer="layout" svg:width="2.539cm" svg:height="0.975cm" svg:x="15.797cm" svg:y="6.341cm">
          <text:p text:style-name="P1"><text:span text:style-name="T1">distribui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43" draw:layer="layout" svg:width="2.539cm" svg:height="0.975cm" svg:x="18.598cm" svg:y="6.342cm">
          <text:p text:style-name="P1"><text:span text:style-name="T1">he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47" draw:layer="layout" svg:width="2.539cm" svg:height="0.975cm" svg:x="24.199cm" svg:y="6.343cm">
          <text:p text:style-name="P1"><text:span text:style-name="T1">repor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56" draw:layer="layout" svg:width="2.539cm" svg:height="0.975cm" svg:x="21.4cm" svg:y="6.344cm">
          <text:p text:style-name="P1"><text:span text:style-name="T1">sfGuardA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id="id4" draw:layer="layout" svg:width="1.692cm" svg:height="0.645cm" svg:x="1.833cm" svg:y="8.385cm">
          <draw:text-box>
            <text:p text:style-name="P3">ajaxList</text:p>
          </draw:text-box>
        </draw:frame>
        <draw:connector draw:style-name="gr2" draw:text-style-name="P1" draw:layer="layout" svg:x1="3.061cm" svg:y1="7.311cm" svg:x2="1.833cm" svg:y2="8.707cm" draw:start-shape="id3" draw:start-glue-point="2" draw:end-shape="id4" draw:end-glue-point="3" svg:d="m3061 7311v537h-1728v859h500">
          <text:p/>
        </draw:connector>
        <draw:frame draw:style-name="gr4" draw:text-style-name="P3" draw:id="id6" draw:layer="layout" svg:width="1.34cm" svg:height="0.645cm" svg:x="4.733cm" svg:y="8.386cm">
          <draw:text-box>
            <text:p text:style-name="P3">index</text:p>
          </draw:text-box>
        </draw:frame>
        <draw:frame draw:style-name="gr5" draw:text-style-name="P3" draw:id="id7" draw:layer="layout" svg:width="1.323cm" svg:height="0.645cm" svg:x="4.733cm" svg:y="10.587cm">
          <draw:text-box>
            <text:p text:style-name="P3">show</text:p>
          </draw:text-box>
        </draw:frame>
        <draw:frame draw:style-name="gr6" draw:text-style-name="P3" draw:id="id8" draw:layer="layout" svg:width="1.145cm" svg:height="0.645cm" svg:x="4.734cm" svg:y="11.388cm">
          <draw:text-box>
            <text:p text:style-name="P3">new</text:p>
          </draw:text-box>
        </draw:frame>
        <draw:frame draw:style-name="gr7" draw:text-style-name="P3" draw:id="id9" draw:layer="layout" svg:width="1.065cm" svg:height="0.645cm" svg:x="4.735cm" svg:y="12.189cm">
          <draw:text-box>
            <text:p text:style-name="P3">edit</text:p>
          </draw:text-box>
        </draw:frame>
        <draw:frame draw:style-name="gr8" draw:text-style-name="P3" draw:id="id10" draw:layer="layout" svg:width="1.573cm" svg:height="0.645cm" svg:x="4.736cm" svg:y="12.99cm">
          <draw:text-box>
            <text:p text:style-name="P3">update</text:p>
          </draw:text-box>
        </draw:frame>
        <draw:frame draw:style-name="gr9" draw:text-style-name="P3" draw:id="id11" draw:layer="layout" svg:width="1.455cm" svg:height="0.645cm" svg:x="4.737cm" svg:y="13.791cm">
          <draw:text-box>
            <text:p text:style-name="P3">delete</text:p>
          </draw:text-box>
        </draw:frame>
        <draw:connector draw:style-name="gr2" draw:text-style-name="P1" draw:layer="layout" svg:x1="5.862cm" svg:y1="7.312cm" svg:x2="4.733cm" svg:y2="8.708cm" draw:start-shape="id5" draw:start-glue-point="2" draw:end-shape="id6" draw:end-glue-point="3" svg:d="m5862 7312v537h-1629v859h500">
          <text:p/>
        </draw:connector>
        <draw:connector draw:style-name="gr2" draw:text-style-name="P1" draw:layer="layout" svg:x1="4.733cm" svg:y1="10.909cm" svg:x2="4.734cm" svg:y2="11.71cm" draw:start-shape="id7" draw:start-glue-point="3" draw:end-shape="id8" draw:end-glue-point="3" svg:d="m4733 10909h-500v801h501">
          <text:p/>
        </draw:connector>
        <draw:connector draw:style-name="gr2" draw:text-style-name="P1" draw:layer="layout" svg:x1="4.734cm" svg:y1="11.71cm" svg:x2="4.735cm" svg:y2="12.511cm" draw:start-shape="id8" draw:start-glue-point="3" draw:end-shape="id9" draw:end-glue-point="3" svg:d="m4734 11710h-500v801h501">
          <text:p/>
        </draw:connector>
        <draw:connector draw:style-name="gr2" draw:text-style-name="P1" draw:layer="layout" svg:x1="4.735cm" svg:y1="12.511cm" svg:x2="4.736cm" svg:y2="13.312cm" draw:start-shape="id9" draw:start-glue-point="3" draw:end-shape="id10" draw:end-glue-point="3" svg:d="m4735 12511h-500v801h501">
          <text:p/>
        </draw:connector>
        <draw:connector draw:style-name="gr2" draw:text-style-name="P1" draw:layer="layout" svg:x1="4.736cm" svg:y1="13.312cm" svg:x2="4.737cm" svg:y2="14.113cm" draw:start-shape="id10" draw:start-glue-point="3" draw:end-shape="id11" draw:end-glue-point="3" svg:d="m4736 13312h-500v801h501">
          <text:p/>
        </draw:connector>
        <draw:frame draw:style-name="gr10" draw:text-style-name="P3" draw:id="id13" draw:layer="layout" svg:width="1.34cm" svg:height="0.645cm" svg:x="7.733cm" svg:y="8.387cm">
          <draw:text-box>
            <text:p text:style-name="P3">index</text:p>
          </draw:text-box>
        </draw:frame>
        <draw:frame draw:style-name="gr11" draw:text-style-name="P3" draw:id="id14" draw:layer="layout" svg:width="1.162cm" svg:height="0.645cm" svg:x="7.738cm" svg:y="9.093cm">
          <draw:text-box>
            <text:p text:style-name="P3">filter</text:p>
          </draw:text-box>
        </draw:frame>
        <draw:connector draw:style-name="gr2" draw:text-style-name="P1" draw:layer="layout" svg:x1="8.663cm" svg:y1="7.313cm" svg:x2="7.733cm" svg:y2="8.709cm" draw:start-shape="id12" draw:start-glue-point="2" draw:end-shape="id13" draw:end-glue-point="3" svg:d="m8663 7313v537h-1430v859h500">
          <text:p/>
        </draw:connector>
        <draw:connector draw:style-name="gr2" draw:text-style-name="P1" draw:layer="layout" svg:x1="7.733cm" svg:y1="8.709cm" svg:x2="7.738cm" svg:y2="9.415cm" draw:start-shape="id13" draw:start-glue-point="3" draw:end-shape="id14" draw:end-glue-point="3" svg:d="m7733 8709h-500v706h505">
          <text:p/>
        </draw:connector>
        <draw:frame draw:style-name="gr12" draw:text-style-name="P3" draw:id="id15" draw:layer="layout" svg:width="1.162cm" svg:height="0.645cm" svg:x="4.733cm" svg:y="9.087cm">
          <draw:text-box>
            <text:p text:style-name="P3">filter</text:p>
          </draw:text-box>
        </draw:frame>
        <draw:connector draw:style-name="gr2" draw:text-style-name="P1" draw:layer="layout" svg:x1="4.733cm" svg:y1="8.708cm" svg:x2="4.733cm" svg:y2="9.409cm" draw:start-shape="id6" draw:start-glue-point="3" draw:end-shape="id15" draw:end-glue-point="3" svg:d="m4733 8708h-500v701h500">
          <text:p/>
        </draw:connector>
        <draw:frame draw:style-name="gr13" draw:text-style-name="P3" draw:id="id16" draw:layer="layout" svg:width="1.48cm" svg:height="0.645cm" svg:x="4.733cm" svg:y="9.788cm">
          <draw:text-box>
            <text:p text:style-name="P3">create</text:p>
          </draw:text-box>
        </draw:frame>
        <draw:connector draw:style-name="gr2" draw:text-style-name="P1" draw:layer="layout" svg:x1="4.733cm" svg:y1="9.409cm" svg:x2="4.733cm" svg:y2="10.11cm" draw:start-shape="id15" draw:start-glue-point="3" draw:end-shape="id16" draw:end-glue-point="3" svg:d="m4733 9409h-500v701h500">
          <text:p/>
        </draw:connector>
        <draw:connector draw:style-name="gr2" draw:text-style-name="P1" draw:layer="layout" svg:x1="4.733cm" svg:y1="10.11cm" svg:x2="4.733cm" svg:y2="10.909cm" draw:start-shape="id16" draw:start-glue-point="3" draw:end-shape="id7" draw:end-glue-point="3" svg:d="m4733 10110h-500v799h500">
          <text:p/>
        </draw:connector>
        <draw:frame draw:style-name="gr4" draw:text-style-name="P3" draw:id="id18" draw:layer="layout" svg:width="1.34cm" svg:height="0.645cm" svg:x="10.433cm" svg:y="8.386cm">
          <draw:text-box>
            <text:p text:style-name="P3">index</text:p>
          </draw:text-box>
        </draw:frame>
        <draw:frame draw:style-name="gr14" draw:text-style-name="P3" draw:id="id19" draw:layer="layout" svg:width="2.276cm" svg:height="0.645cm" svg:x="10.433cm" svg:y="9.887cm">
          <draw:text-box>
            <text:p text:style-name="P3">localizoDist</text:p>
          </draw:text-box>
        </draw:frame>
        <draw:frame draw:style-name="gr15" draw:text-style-name="P3" draw:id="id20" draw:layer="layout" svg:width="2.449cm" svg:height="0.645cm" svg:x="10.434cm" svg:y="10.688cm">
          <draw:text-box>
            <text:p text:style-name="P3">localizoLead</text:p>
          </draw:text-box>
        </draw:frame>
        <draw:frame draw:style-name="gr16" draw:text-style-name="P3" draw:id="id21" draw:layer="layout" svg:width="1.709cm" svg:height="0.645cm" svg:x="10.435cm" svg:y="11.489cm">
          <draw:text-box>
            <text:p text:style-name="P3">finalizar</text:p>
          </draw:text-box>
        </draw:frame>
        <draw:frame draw:style-name="gr17" draw:text-style-name="P3" draw:id="id22" draw:layer="layout" svg:width="1.065cm" svg:height="0.645cm" svg:x="10.436cm" svg:y="12.29cm">
          <draw:text-box>
            <text:p text:style-name="P3">edit</text:p>
          </draw:text-box>
        </draw:frame>
        <draw:frame draw:style-name="gr18" draw:text-style-name="P3" draw:id="id23" draw:layer="layout" svg:width="1.573cm" svg:height="0.645cm" svg:x="10.437cm" svg:y="13.091cm">
          <draw:text-box>
            <text:p text:style-name="P3">update</text:p>
          </draw:text-box>
        </draw:frame>
        <draw:connector draw:style-name="gr2" draw:text-style-name="P1" draw:layer="layout" svg:x1="11.464cm" svg:y1="7.314cm" svg:x2="10.433cm" svg:y2="8.708cm" draw:start-shape="id17" draw:start-glue-point="2" draw:end-shape="id18" draw:end-glue-point="3" svg:d="m11464 7314v536h-1531v858h500">
          <text:p/>
        </draw:connector>
        <draw:connector draw:style-name="gr2" draw:text-style-name="P1" draw:layer="layout" svg:x1="10.433cm" svg:y1="10.209cm" svg:x2="10.434cm" svg:y2="11.01cm" draw:start-shape="id19" draw:start-glue-point="3" draw:end-shape="id20" draw:end-glue-point="3" svg:d="m10433 10209h-500v801h501">
          <text:p/>
        </draw:connector>
        <draw:connector draw:style-name="gr2" draw:text-style-name="P1" draw:layer="layout" svg:x1="10.434cm" svg:y1="11.01cm" svg:x2="10.435cm" svg:y2="11.811cm" draw:start-shape="id20" draw:start-glue-point="3" draw:end-shape="id21" draw:end-glue-point="3" svg:d="m10434 11010h-500v801h501">
          <text:p/>
        </draw:connector>
        <draw:connector draw:style-name="gr2" draw:text-style-name="P1" draw:layer="layout" svg:x1="10.435cm" svg:y1="11.811cm" svg:x2="10.436cm" svg:y2="12.612cm" draw:start-shape="id21" draw:start-glue-point="3" draw:end-shape="id22" draw:end-glue-point="3" svg:d="m10435 11811h-500v801h501">
          <text:p/>
        </draw:connector>
        <draw:connector draw:style-name="gr2" draw:text-style-name="P1" draw:layer="layout" svg:x1="10.436cm" svg:y1="12.612cm" svg:x2="10.437cm" svg:y2="13.413cm" draw:start-shape="id22" draw:start-glue-point="3" draw:end-shape="id23" draw:end-glue-point="3" svg:d="m10436 12612h-500v801h501">
          <text:p/>
        </draw:connector>
        <draw:connector draw:style-name="gr2" draw:text-style-name="P1" draw:layer="layout" svg:x1="10.433cm" svg:y1="8.708cm" svg:x2="10.433cm" svg:y2="9.41cm" draw:start-shape="id18" draw:start-glue-point="3" draw:end-shape="id24" draw:end-glue-point="3" svg:d="m10433 8708h-500v702h500">
          <text:p/>
        </draw:connector>
        <draw:frame draw:style-name="gr19" draw:text-style-name="P3" draw:id="id24" draw:layer="layout" svg:width="1.48cm" svg:height="0.645cm" svg:x="10.433cm" svg:y="9.088cm">
          <draw:text-box>
            <text:p text:style-name="P3">create</text:p>
          </draw:text-box>
        </draw:frame>
        <draw:connector draw:style-name="gr2" draw:text-style-name="P1" draw:layer="layout" svg:x1="10.433cm" svg:y1="9.41cm" svg:x2="10.433cm" svg:y2="10.209cm" draw:start-shape="id24" draw:start-glue-point="3" draw:end-shape="id19" draw:end-glue-point="3" svg:d="m10433 9410h-500v799h500">
          <text:p/>
        </draw:connector>
        <draw:frame draw:style-name="gr4" draw:text-style-name="P3" draw:id="id26" draw:layer="layout" svg:width="1.34cm" svg:height="0.645cm" svg:x="13.233cm" svg:y="8.386cm">
          <draw:text-box>
            <text:p text:style-name="P3">index</text:p>
          </draw:text-box>
        </draw:frame>
        <draw:frame draw:style-name="gr20" draw:text-style-name="P3" draw:id="id27" draw:layer="layout" svg:width="1.323cm" svg:height="0.645cm" svg:x="13.233cm" svg:y="10.587cm">
          <draw:text-box>
            <text:p text:style-name="P3">show</text:p>
          </draw:text-box>
        </draw:frame>
        <draw:frame draw:style-name="gr21" draw:text-style-name="P3" draw:id="id28" draw:layer="layout" svg:width="1.145cm" svg:height="0.645cm" svg:x="13.234cm" svg:y="11.388cm">
          <draw:text-box>
            <text:p text:style-name="P3">new</text:p>
          </draw:text-box>
        </draw:frame>
        <draw:frame draw:style-name="gr7" draw:text-style-name="P3" draw:id="id29" draw:layer="layout" svg:width="1.065cm" svg:height="0.645cm" svg:x="13.235cm" svg:y="12.189cm">
          <draw:text-box>
            <text:p text:style-name="P3">edit</text:p>
          </draw:text-box>
        </draw:frame>
        <draw:frame draw:style-name="gr9" draw:text-style-name="P3" draw:id="id31" draw:layer="layout" svg:width="1.455cm" svg:height="0.645cm" svg:x="13.237cm" svg:y="13.791cm">
          <draw:text-box>
            <text:p text:style-name="P3">delete</text:p>
          </draw:text-box>
        </draw:frame>
        <draw:connector draw:style-name="gr2" draw:text-style-name="P1" draw:layer="layout" svg:x1="14.265cm" svg:y1="7.315cm" svg:x2="13.233cm" svg:y2="8.708cm" draw:start-shape="id25" draw:start-glue-point="2" draw:end-shape="id26" draw:end-glue-point="3" svg:d="m14265 7315v535h-1532v858h500">
          <text:p/>
        </draw:connector>
        <draw:connector draw:style-name="gr2" draw:text-style-name="P1" draw:layer="layout" svg:x1="13.233cm" svg:y1="10.909cm" svg:x2="13.234cm" svg:y2="11.71cm" draw:start-shape="id27" draw:start-glue-point="3" draw:end-shape="id28" draw:end-glue-point="3" svg:d="m13233 10909h-500v801h501">
          <text:p/>
        </draw:connector>
        <draw:connector draw:style-name="gr2" draw:text-style-name="P1" draw:layer="layout" svg:x1="13.234cm" svg:y1="11.71cm" svg:x2="13.235cm" svg:y2="12.511cm" draw:start-shape="id28" draw:start-glue-point="3" draw:end-shape="id29" draw:end-glue-point="3" svg:d="m13234 11710h-500v801h501">
          <text:p/>
        </draw:connector>
        <draw:connector draw:style-name="gr2" draw:text-style-name="P1" draw:layer="layout" svg:x1="13.235cm" svg:y1="12.511cm" svg:x2="13.236cm" svg:y2="13.312cm" draw:start-shape="id29" draw:start-glue-point="3" svg:d="m13235 12511h-500v801h501">
          <text:p/>
        </draw:connector>
        <draw:connector draw:style-name="gr2" draw:text-style-name="P1" draw:layer="layout" svg:x1="13.237cm" svg:y1="13.313cm" svg:x2="13.237cm" svg:y2="14.113cm" draw:start-shape="id30" draw:start-glue-point="3" draw:end-shape="id31" draw:end-glue-point="3" svg:d="m13237 13313h-500v800h500">
          <text:p/>
        </draw:connector>
        <draw:frame draw:style-name="gr22" draw:text-style-name="P3" draw:id="id32" draw:layer="layout" svg:width="1.162cm" svg:height="0.645cm" svg:x="13.233cm" svg:y="9.087cm">
          <draw:text-box>
            <text:p text:style-name="P3">filter</text:p>
          </draw:text-box>
        </draw:frame>
        <draw:connector draw:style-name="gr2" draw:text-style-name="P1" draw:layer="layout" svg:x1="13.233cm" svg:y1="8.708cm" svg:x2="13.233cm" svg:y2="9.409cm" draw:start-shape="id26" draw:start-glue-point="3" draw:end-shape="id32" draw:end-glue-point="3" svg:d="m13233 8708h-500v701h500">
          <text:p/>
        </draw:connector>
        <draw:frame draw:style-name="gr13" draw:text-style-name="P3" draw:id="id33" draw:layer="layout" svg:width="1.48cm" svg:height="0.645cm" svg:x="13.233cm" svg:y="9.788cm">
          <draw:text-box>
            <text:p text:style-name="P3">create</text:p>
          </draw:text-box>
        </draw:frame>
        <draw:connector draw:style-name="gr2" draw:text-style-name="P1" draw:layer="layout" svg:x1="13.233cm" svg:y1="9.409cm" svg:x2="13.233cm" svg:y2="10.11cm" draw:start-shape="id32" draw:start-glue-point="3" draw:end-shape="id33" draw:end-glue-point="3" svg:d="m13233 9409h-500v701h500">
          <text:p/>
        </draw:connector>
        <draw:connector draw:style-name="gr2" draw:text-style-name="P1" draw:layer="layout" svg:x1="13.233cm" svg:y1="10.11cm" svg:x2="13.233cm" svg:y2="10.909cm" draw:start-shape="id33" draw:start-glue-point="3" draw:end-shape="id27" draw:end-glue-point="3" svg:d="m13233 10110h-500v799h500">
          <text:p/>
        </draw:connector>
        <draw:frame draw:style-name="gr18" draw:text-style-name="P3" draw:id="id30" draw:layer="layout" svg:width="1.573cm" svg:height="0.645cm" svg:x="13.237cm" svg:y="12.991cm">
          <draw:text-box>
            <text:p text:style-name="P3">update</text:p>
          </draw:text-box>
        </draw:frame>
        <draw:frame draw:style-name="gr10" draw:text-style-name="P3" draw:id="id35" draw:layer="layout" svg:width="1.34cm" svg:height="0.645cm" svg:x="16.034cm" svg:y="8.387cm">
          <draw:text-box>
            <text:p text:style-name="P3">index</text:p>
          </draw:text-box>
        </draw:frame>
        <draw:frame draw:style-name="gr23" draw:text-style-name="P3" draw:id="id36" draw:layer="layout" svg:width="1.323cm" svg:height="0.645cm" svg:x="16.034cm" svg:y="10.588cm">
          <draw:text-box>
            <text:p text:style-name="P3">show</text:p>
          </draw:text-box>
        </draw:frame>
        <draw:frame draw:style-name="gr24" draw:text-style-name="P3" draw:id="id37" draw:layer="layout" svg:width="1.145cm" svg:height="0.645cm" svg:x="16.035cm" svg:y="11.389cm">
          <draw:text-box>
            <text:p text:style-name="P3">new</text:p>
          </draw:text-box>
        </draw:frame>
        <draw:frame draw:style-name="gr25" draw:text-style-name="P3" draw:id="id38" draw:layer="layout" svg:width="1.065cm" svg:height="0.645cm" svg:x="16.036cm" svg:y="12.19cm">
          <draw:text-box>
            <text:p text:style-name="P3">edit</text:p>
          </draw:text-box>
        </draw:frame>
        <draw:frame draw:style-name="gr9" draw:text-style-name="P3" draw:id="id40" draw:layer="layout" svg:width="1.455cm" svg:height="0.645cm" svg:x="16.038cm" svg:y="13.792cm">
          <draw:text-box>
            <text:p text:style-name="P3">delete</text:p>
          </draw:text-box>
        </draw:frame>
        <draw:connector draw:style-name="gr2" draw:text-style-name="P1" draw:layer="layout" svg:x1="17.066cm" svg:y1="7.316cm" svg:x2="16.034cm" svg:y2="8.709cm" draw:start-shape="id34" draw:start-glue-point="2" draw:end-shape="id35" draw:end-glue-point="3" svg:d="m17066 7316v535h-1532v858h500">
          <text:p/>
        </draw:connector>
        <draw:connector draw:style-name="gr2" draw:text-style-name="P1" draw:layer="layout" svg:x1="16.034cm" svg:y1="10.91cm" svg:x2="16.035cm" svg:y2="11.711cm" draw:start-shape="id36" draw:start-glue-point="3" draw:end-shape="id37" draw:end-glue-point="3" svg:d="m16034 10910h-500v801h501">
          <text:p/>
        </draw:connector>
        <draw:connector draw:style-name="gr2" draw:text-style-name="P1" draw:layer="layout" svg:x1="16.035cm" svg:y1="11.711cm" svg:x2="16.036cm" svg:y2="12.512cm" draw:start-shape="id37" draw:start-glue-point="3" draw:end-shape="id38" draw:end-glue-point="3" svg:d="m16035 11711h-500v801h501">
          <text:p/>
        </draw:connector>
        <draw:connector draw:style-name="gr2" draw:text-style-name="P1" draw:layer="layout" svg:x1="16.036cm" svg:y1="12.512cm" svg:x2="16.037cm" svg:y2="13.313cm" draw:start-shape="id38" draw:start-glue-point="3" svg:d="m16036 12512h-500v801h501">
          <text:p/>
        </draw:connector>
        <draw:connector draw:style-name="gr2" draw:text-style-name="P1" draw:layer="layout" svg:x1="16.038cm" svg:y1="13.314cm" svg:x2="16.038cm" svg:y2="14.114cm" draw:start-shape="id39" draw:start-glue-point="3" draw:end-shape="id40" draw:end-glue-point="3" svg:d="m16038 13314h-500v800h500">
          <text:p/>
        </draw:connector>
        <draw:frame draw:style-name="gr11" draw:text-style-name="P3" draw:id="id41" draw:layer="layout" svg:width="1.162cm" svg:height="0.645cm" svg:x="16.034cm" svg:y="9.088cm">
          <draw:text-box>
            <text:p text:style-name="P3">filter</text:p>
          </draw:text-box>
        </draw:frame>
        <draw:connector draw:style-name="gr2" draw:text-style-name="P1" draw:layer="layout" svg:x1="16.034cm" svg:y1="8.709cm" svg:x2="16.034cm" svg:y2="9.41cm" draw:start-shape="id35" draw:start-glue-point="3" draw:end-shape="id41" draw:end-glue-point="3" svg:d="m16034 8709h-500v701h500">
          <text:p/>
        </draw:connector>
        <draw:frame draw:style-name="gr13" draw:text-style-name="P3" draw:id="id42" draw:layer="layout" svg:width="1.48cm" svg:height="0.645cm" svg:x="16.034cm" svg:y="9.789cm">
          <draw:text-box>
            <text:p text:style-name="P3">create</text:p>
          </draw:text-box>
        </draw:frame>
        <draw:connector draw:style-name="gr2" draw:text-style-name="P1" draw:layer="layout" svg:x1="16.034cm" svg:y1="9.41cm" svg:x2="16.034cm" svg:y2="10.111cm" draw:start-shape="id41" draw:start-glue-point="3" draw:end-shape="id42" draw:end-glue-point="3" svg:d="m16034 9410h-500v701h500">
          <text:p/>
        </draw:connector>
        <draw:connector draw:style-name="gr2" draw:text-style-name="P1" draw:layer="layout" svg:x1="16.034cm" svg:y1="10.111cm" svg:x2="16.034cm" svg:y2="10.91cm" draw:start-shape="id42" draw:start-glue-point="3" draw:end-shape="id36" draw:end-glue-point="3" svg:d="m16034 10111h-500v799h500">
          <text:p/>
        </draw:connector>
        <draw:frame draw:style-name="gr26" draw:text-style-name="P3" draw:id="id39" draw:layer="layout" svg:width="1.573cm" svg:height="0.645cm" svg:x="16.038cm" svg:y="12.992cm">
          <draw:text-box>
            <text:p text:style-name="P3">update</text:p>
          </draw:text-box>
        </draw:frame>
        <draw:frame draw:style-name="gr10" draw:text-style-name="P3" draw:id="id44" draw:layer="layout" svg:width="1.34cm" svg:height="0.645cm" svg:x="18.834cm" svg:y="8.387cm">
          <draw:text-box>
            <text:p text:style-name="P3">index</text:p>
          </draw:text-box>
        </draw:frame>
        <draw:connector draw:style-name="gr2" draw:text-style-name="P1" draw:layer="layout" svg:x1="19.867cm" svg:y1="7.317cm" svg:x2="18.834cm" svg:y2="8.709cm" draw:start-shape="id43" draw:start-glue-point="2" draw:end-shape="id44" draw:end-glue-point="3" svg:d="m19867 7317v535h-1533v857h500">
          <text:p/>
        </draw:connector>
        <draw:frame draw:style-name="gr27" draw:text-style-name="P3" draw:id="id45" draw:layer="layout" svg:width="1.188cm" svg:height="0.645cm" svg:x="18.834cm" svg:y="9.088cm">
          <draw:text-box>
            <text:p text:style-name="P3">user</text:p>
          </draw:text-box>
        </draw:frame>
        <draw:connector draw:style-name="gr2" draw:text-style-name="P1" draw:layer="layout" svg:x1="18.834cm" svg:y1="8.709cm" svg:x2="18.834cm" svg:y2="9.41cm" draw:start-shape="id44" draw:start-glue-point="3" draw:end-shape="id45" draw:end-glue-point="3" svg:d="m18834 8709h-500v701h500">
          <text:p/>
        </draw:connector>
        <draw:frame draw:style-name="gr9" draw:text-style-name="P3" draw:id="id46" draw:layer="layout" svg:width="1.455cm" svg:height="0.645cm" svg:x="18.834cm" svg:y="9.789cm">
          <draw:text-box>
            <text:p text:style-name="P3">admin</text:p>
          </draw:text-box>
        </draw:frame>
        <draw:connector draw:style-name="gr2" draw:text-style-name="P1" draw:layer="layout" svg:x1="18.834cm" svg:y1="9.41cm" svg:x2="18.834cm" svg:y2="10.111cm" draw:start-shape="id45" draw:start-glue-point="3" draw:end-shape="id46" draw:end-glue-point="3" svg:d="m18834 9410h-500v701h500">
          <text:p/>
        </draw:connector>
        <draw:frame draw:style-name="gr28" draw:text-style-name="P3" draw:id="id48" draw:layer="layout" svg:width="1.34cm" svg:height="0.645cm" svg:x="24.435cm" svg:y="8.388cm">
          <draw:text-box>
            <text:p text:style-name="P3">index</text:p>
          </draw:text-box>
        </draw:frame>
        <draw:frame draw:style-name="gr29" draw:text-style-name="P3" draw:id="id49" draw:layer="layout" svg:width="2.492cm" svg:height="0.645cm" svg:x="24.435cm" svg:y="10.589cm">
          <draw:text-box>
            <text:p text:style-name="P3">tabsNoAsign</text:p>
          </draw:text-box>
        </draw:frame>
        <draw:frame draw:style-name="gr30" draw:text-style-name="P3" draw:id="id50" draw:layer="layout" svg:width="1.793cm" svg:height="0.645cm" svg:x="24.436cm" svg:y="11.39cm">
          <draw:text-box>
            <text:p text:style-name="P3">exportar</text:p>
          </draw:text-box>
        </draw:frame>
        <draw:frame draw:style-name="gr31" draw:text-style-name="P3" draw:id="id51" draw:layer="layout" svg:width="1.433cm" svg:height="0.645cm" svg:x="24.437cm" svg:y="12.191cm">
          <draw:text-box>
            <text:p text:style-name="P3">global</text:p>
          </draw:text-box>
        </draw:frame>
        <draw:frame draw:style-name="gr32" draw:text-style-name="P3" draw:id="id53" draw:layer="layout" svg:width="2.106cm" svg:height="0.645cm" svg:x="24.439cm" svg:y="13.793cm">
          <draw:text-box>
            <text:p text:style-name="P3">encuestas</text:p>
          </draw:text-box>
        </draw:frame>
        <draw:connector draw:style-name="gr2" draw:text-style-name="P1" draw:layer="layout" svg:x1="25.468cm" svg:y1="7.318cm" svg:x2="24.435cm" svg:y2="8.71cm" draw:start-shape="id47" draw:start-glue-point="2" draw:end-shape="id48" draw:end-glue-point="3" svg:d="m25468 7318v535h-1533v857h500">
          <text:p/>
        </draw:connector>
        <draw:connector draw:style-name="gr2" draw:text-style-name="P1" draw:layer="layout" svg:x1="24.435cm" svg:y1="10.911cm" svg:x2="24.436cm" svg:y2="11.712cm" draw:start-shape="id49" draw:start-glue-point="3" draw:end-shape="id50" draw:end-glue-point="3" svg:d="m24435 10911h-500v801h501">
          <text:p/>
        </draw:connector>
        <draw:connector draw:style-name="gr2" draw:text-style-name="P1" draw:layer="layout" svg:x1="24.436cm" svg:y1="11.712cm" svg:x2="24.437cm" svg:y2="12.513cm" draw:start-shape="id50" draw:start-glue-point="3" draw:end-shape="id51" draw:end-glue-point="3" svg:d="m24436 11712h-500v801h501">
          <text:p/>
        </draw:connector>
        <draw:connector draw:style-name="gr2" draw:text-style-name="P1" draw:layer="layout" svg:x1="24.437cm" svg:y1="12.513cm" svg:x2="24.438cm" svg:y2="13.314cm" draw:start-shape="id51" draw:start-glue-point="3" svg:d="m24437 12513h-500v801h501">
          <text:p/>
        </draw:connector>
        <draw:connector draw:style-name="gr2" draw:text-style-name="P1" draw:layer="layout" svg:x1="24.439cm" svg:y1="13.315cm" svg:x2="24.439cm" svg:y2="14.115cm" draw:start-shape="id52" draw:start-glue-point="3" draw:end-shape="id53" draw:end-glue-point="3" svg:d="m24439 13315h-500v800h500">
          <text:p/>
        </draw:connector>
        <draw:frame draw:style-name="gr33" draw:text-style-name="P3" draw:id="id54" draw:layer="layout" svg:width="1.167cm" svg:height="0.645cm" svg:x="24.435cm" svg:y="9.089cm">
          <draw:text-box>
            <text:p text:style-name="P3">tabs</text:p>
          </draw:text-box>
        </draw:frame>
        <draw:connector draw:style-name="gr2" draw:text-style-name="P1" draw:layer="layout" svg:x1="24.435cm" svg:y1="8.71cm" svg:x2="24.435cm" svg:y2="9.411cm" draw:start-shape="id48" draw:start-glue-point="3" draw:end-shape="id54" draw:end-glue-point="3" svg:d="m24435 8710h-500v701h500">
          <text:p/>
        </draw:connector>
        <draw:frame draw:style-name="gr34" draw:text-style-name="P3" draw:id="id55" draw:layer="layout" svg:width="2.665cm" svg:height="0.645cm" svg:x="24.435cm" svg:y="9.79cm">
          <draw:text-box>
            <text:p text:style-name="P3">leadsNoAsign</text:p>
          </draw:text-box>
        </draw:frame>
        <draw:connector draw:style-name="gr2" draw:text-style-name="P1" draw:layer="layout" svg:x1="24.435cm" svg:y1="9.411cm" svg:x2="24.435cm" svg:y2="10.112cm" draw:start-shape="id54" draw:start-glue-point="3" draw:end-shape="id55" draw:end-glue-point="3" svg:d="m24435 9411h-500v701h500">
          <text:p/>
        </draw:connector>
        <draw:connector draw:style-name="gr2" draw:text-style-name="P1" draw:layer="layout" svg:x1="24.435cm" svg:y1="10.112cm" svg:x2="24.435cm" svg:y2="10.911cm" draw:start-shape="id55" draw:start-glue-point="3" draw:end-shape="id49" draw:end-glue-point="3" svg:d="m24435 10112h-500v799h500">
          <text:p/>
        </draw:connector>
        <draw:frame draw:style-name="gr35" draw:text-style-name="P3" draw:id="id52" draw:layer="layout" svg:width="2.568cm" svg:height="0.645cm" svg:x="24.439cm" svg:y="12.993cm">
          <draw:text-box>
            <text:p text:style-name="P3">seguimientos</text:p>
          </draw:text-box>
        </draw:frame>
        <draw:frame draw:style-name="gr36" draw:text-style-name="P3" draw:id="id57" draw:layer="layout" svg:width="1.416cm" svg:height="0.645cm" svg:x="21.635cm" svg:y="8.388cm">
          <draw:text-box>
            <text:p text:style-name="P3">signin</text:p>
          </draw:text-box>
        </draw:frame>
        <draw:connector draw:style-name="gr2" draw:text-style-name="P1" draw:layer="layout" svg:x1="22.669cm" svg:y1="7.319cm" svg:x2="21.635cm" svg:y2="8.71cm" draw:start-shape="id56" draw:start-glue-point="2" draw:end-shape="id57" draw:end-glue-point="3" svg:d="m22669 7319v534h-1534v857h500">
          <text:p/>
        </draw:connector>
        <draw:frame draw:style-name="gr37" draw:text-style-name="P3" draw:id="id58" draw:layer="layout" svg:width="1.632cm" svg:height="0.645cm" svg:x="21.635cm" svg:y="9.089cm">
          <draw:text-box>
            <text:p text:style-name="P3">signout</text:p>
          </draw:text-box>
        </draw:frame>
        <draw:connector draw:style-name="gr2" draw:text-style-name="P1" draw:layer="layout" svg:x1="21.635cm" svg:y1="8.71cm" svg:x2="21.635cm" svg:y2="9.411cm" draw:start-shape="id57" draw:start-glue-point="3" draw:end-shape="id58" draw:end-glue-point="3" svg:d="m21635 8710h-500v701h500">
          <text:p/>
        </draw:connector>
        <draw:frame draw:style-name="gr38" draw:text-style-name="P3" draw:id="id59" draw:layer="layout" svg:width="1.56cm" svg:height="0.645cm" svg:x="21.635cm" svg:y="9.79cm">
          <draw:text-box>
            <text:p text:style-name="P3">secure</text:p>
          </draw:text-box>
        </draw:frame>
        <draw:connector draw:style-name="gr2" draw:text-style-name="P1" draw:layer="layout" svg:x1="21.635cm" svg:y1="9.411cm" svg:x2="21.635cm" svg:y2="10.112cm" draw:start-shape="id58" draw:start-glue-point="3" draw:end-shape="id59" draw:end-glue-point="3" svg:d="m21635 9411h-500v701h500">
          <text:p/>
        </draw:connector>
        <draw:connector draw:style-name="gr2" draw:text-style-name="P1" draw:layer="layout" svg:x1="3.061cm" svg:y1="6.336cm" svg:x2="14.26cm" svg:y2="4.91cm" draw:start-shape="id3" draw:start-glue-point="0" draw:end-shape="id2" draw:end-glue-point="2" svg:d="m3061 6336v-714h11199v-712">
          <text:p/>
        </draw:connector>
        <draw:connector draw:style-name="gr2" draw:text-style-name="P1" draw:layer="layout" svg:x1="5.862cm" svg:y1="6.337cm" svg:x2="14.26cm" svg:y2="4.91cm" draw:start-shape="id5" draw:start-glue-point="0" draw:end-shape="id2" draw:end-glue-point="2" svg:d="m5862 6337v-714h8398v-713">
          <text:p/>
        </draw:connector>
        <draw:connector draw:style-name="gr2" draw:text-style-name="P1" draw:layer="layout" svg:x1="8.663cm" svg:y1="6.338cm" svg:x2="14.26cm" svg:y2="4.91cm" draw:start-shape="id12" draw:start-glue-point="0" draw:end-shape="id2" draw:end-glue-point="2" svg:d="m8663 6338v-715h5597v-713">
          <text:p/>
        </draw:connector>
        <draw:connector draw:style-name="gr2" draw:text-style-name="P1" draw:layer="layout" svg:x1="11.464cm" svg:y1="6.339cm" svg:x2="14.26cm" svg:y2="4.91cm" draw:start-shape="id17" draw:start-glue-point="0" draw:end-shape="id2" draw:end-glue-point="2" svg:d="m11464 6339v-715h2796v-714">
          <text:p/>
        </draw:connector>
        <draw:connector draw:style-name="gr2" draw:text-style-name="P1" draw:layer="layout" svg:x1="14.265cm" svg:y1="6.34cm" svg:x2="14.26cm" svg:y2="4.91cm" draw:start-shape="id25" draw:start-glue-point="0" draw:end-shape="id2" draw:end-glue-point="2" svg:d="m14265 6340v-716h-5v-714">
          <text:p/>
        </draw:connector>
        <draw:connector draw:style-name="gr2" draw:text-style-name="P1" draw:layer="layout" svg:x1="14.26cm" svg:y1="4.91cm" svg:x2="17.066cm" svg:y2="6.341cm" draw:start-shape="id2" draw:start-glue-point="2" draw:end-shape="id34" svg:d="m14260 4910v715h2806v716">
          <text:p/>
        </draw:connector>
        <draw:connector draw:style-name="gr2" draw:text-style-name="P1" draw:layer="layout" svg:x1="14.26cm" svg:y1="4.91cm" svg:x2="19.867cm" svg:y2="6.342cm" draw:start-shape="id2" draw:start-glue-point="2" draw:end-shape="id43" svg:d="m14260 4910v715h5607v717">
          <text:p/>
        </draw:connector>
        <draw:connector draw:style-name="gr2" draw:text-style-name="P1" draw:layer="layout" svg:x1="14.26cm" svg:y1="4.91cm" svg:x2="22.669cm" svg:y2="6.344cm" draw:start-shape="id2" draw:start-glue-point="2" draw:end-shape="id56" draw:end-glue-point="0" svg:d="m14260 4910v716h8409v718">
          <text:p/>
        </draw:connector>
        <draw:connector draw:style-name="gr2" draw:text-style-name="P1" draw:layer="layout" svg:x1="14.26cm" svg:y1="4.91cm" svg:x2="25.468cm" svg:y2="6.343cm" draw:start-shape="id2" draw:start-glue-point="2" draw:end-shape="id47" draw:end-glue-point="0" svg:d="m14260 4910v716h11208v7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25T12:55:26</meta:creation-date>
    <dc:date>2009-04-25T15:03:17</dc:date>
    <meta:editing-duration>PT00H06M00S</meta:editing-duration>
    <meta:editing-cycles>2</meta:editing-cycles>
    <meta:generator>OpenOffice.org/3.0$Unix OpenOffice.org_project/300m15$Build-9379</meta:generator>
    <meta:document-statistic meta:object-count="117"/>
    <meta:user-defined meta:name="Info 1"/>
    <meta:user-defined meta:name="Info 2"/>
    <meta:user-defined meta:name="Info 3"/>
    <meta:user-defined meta:name="Info 4"/>
  </office:meta>
</office:document-meta>
</file>